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0938a" draw:textarea-horizontal-align="justify" draw:textarea-vertical-align="middle" draw:auto-grow-height="false" fo:min-height="0.703cm" fo:min-width="17.597cm"/>
      <style:paragraph-properties style:writing-mode="lr-tb"/>
    </style:style>
    <style:style style:name="gr2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511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847cm"/>
      <style:paragraph-properties style:writing-mode="lr-tb"/>
    </style:style>
    <style:style style:name="gr4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2.181cm"/>
      <style:paragraph-properties style:writing-mode="lr-tb"/>
    </style:style>
    <style:style style:name="gr5" style:family="graphic" style:parent-style-name="standard">
      <style:graphic-properties svg:stroke-color="#000000" draw:fill-color="#5eb91e" draw:textarea-horizontal-align="justify" draw:textarea-vertical-align="middle" draw:auto-grow-height="false" fo:min-height="0.497cm" fo:min-width="17.78cm"/>
      <style:paragraph-properties style:writing-mode="lr-tb"/>
    </style:style>
    <style:style style:name="gr6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3.187cm"/>
      <style:paragraph-properties style:writing-mode="lr-tb"/>
    </style:style>
    <style:style style:name="gr7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0.605cm"/>
      <style:paragraph-properties style:writing-mode="lr-tb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158cm"/>
      <style:paragraph-properties style:writing-mode="lr-tb"/>
    </style:style>
    <style:style style:name="gr9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434cm"/>
      <style:paragraph-properties style:writing-mode="lr-tb"/>
    </style:style>
    <style:style style:name="gr10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71cm"/>
      <style:paragraph-properties style:writing-mode="lr-tb"/>
    </style:style>
    <style:style style:name="gr11" style:family="graphic" style:parent-style-name="standard">
      <style:graphic-properties svg:stroke-color="#000000" draw:fill-color="#d4ea6b" draw:textarea-horizontal-align="justify" draw:textarea-vertical-align="middle" draw:auto-grow-height="false" fo:min-height="0.855cm" fo:min-width="2.54cm"/>
      <style:paragraph-properties style:writing-mode="lr-tb"/>
    </style:style>
    <style:style style:name="gr12" style:family="graphic" style:parent-style-name="standard">
      <style:graphic-properties draw:fill-color="#8d1d75" draw:textarea-horizontal-align="justify" draw:textarea-vertical-align="middle" draw:auto-grow-height="false" fo:min-height="0.497cm" fo:min-width="17.78cm"/>
      <style:paragraph-properties style:writing-mode="lr-tb"/>
    </style:style>
    <style:style style:name="gr13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0.605cm"/>
      <style:paragraph-properties style:writing-mode="lr-tb"/>
    </style:style>
    <style:style style:name="gr14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865cm"/>
      <style:paragraph-properties style:writing-mode="lr-tb"/>
    </style:style>
    <style:style style:name="gr1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117cm"/>
      <style:paragraph-properties style:writing-mode="lr-tb"/>
    </style:style>
    <style:style style:name="gr16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038cm"/>
      <style:paragraph-properties style:writing-mode="lr-tb"/>
    </style:style>
    <style:style style:name="gr17" style:family="graphic" style:parent-style-name="objectwithoutfill">
      <style:graphic-properties svg:stroke-width="0.081cm" svg:stroke-color="#ff0000" draw:marker-start-width="0.321cm" draw:marker-end="Arrowheads_20_4" draw:marker-end-width="0.421cm" svg:stroke-opacity="60%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ash_20__28_Rounded_29_" svg:stroke-width="0.081cm" svg:stroke-color="#00a933" draw:marker-start="Arrowheads_20_5" draw:marker-start-width="0.321cm" draw:marker-end="Arrowheads_20_5" draw:marker-end-width="0.421cm" svg:stroke-opacity="60%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a7074b" draw:textarea-horizontal-align="justify" draw:textarea-vertical-align="middle" draw:auto-grow-height="false" fo:min-height="0.497cm" fo:min-width="15.24cm"/>
      <style:paragraph-properties style:writing-mode="lr-tb"/>
    </style:style>
    <style:style style:name="gr20" style:family="graphic" style:parent-style-name="standard">
      <style:graphic-properties svg:stroke-color="#000000" draw:fill-color="#e16173" draw:textarea-horizontal-align="justify" draw:textarea-vertical-align="middle" draw:auto-grow-height="false" fo:min-height="0.497cm" fo:min-width="4.273cm"/>
      <style:paragraph-properties style:writing-mode="lr-tb"/>
    </style:style>
    <style:style style:name="gr21" style:family="graphic" style:parent-style-name="standard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4.926cm"/>
      <style:paragraph-properties style:writing-mode="lr-tb"/>
    </style:style>
    <style:style style:name="co1" style:family="table-column">
      <style:table-column-properties style:column-width="4.985cm" style:use-optimal-column-width="false"/>
    </style:style>
    <style:style style:name="co2" style:family="table-column">
      <style:table-column-properties style:column-width="3.609cm" style:use-optimal-column-width="false"/>
    </style:style>
    <style:style style:name="co3" style:family="table-column">
      <style:table-column-properties style:column-width="9.546cm" style:use-optimal-column-width="false"/>
    </style:style>
    <style:style style:name="co4" style:family="table-column">
      <style:table-column-properties style:column-width="6.203cm" style:use-optimal-column-width="false"/>
    </style:style>
    <style:style style:name="co5" style:family="table-column">
      <style:table-column-properties style:column-width="6.207cm" style:use-optimal-column-width="false"/>
    </style:style>
    <style:style style:name="ro1" style:family="table-row">
      <style:table-row-properties style:row-height="3.073cm" style:use-optimal-row-height="false"/>
    </style:style>
    <style:style style:name="ro2" style:family="table-row">
      <style:table-row-properties style:row-height="3.093cm" style:use-optimal-row-height="false"/>
    </style:style>
    <style:style style:name="ro3" style:family="table-row">
      <style:table-row-properties style:row-height="2.156cm" style:use-optimal-row-height="false"/>
    </style:style>
    <style:style style:name="ro4" style:family="table-row">
      <style:table-row-properties style:row-height="3.047cm" style:use-optimal-row-height="false"/>
    </style:style>
    <style:style style:name="ro5" style:family="table-row">
      <style:table-row-properties style:row-height="3.754cm" style:use-optimal-row-height="false"/>
    </style:style>
    <style:style style:name="ro6" style:family="table-row">
      <style:table-row-properties style:row-height="2.168cm" style:use-optimal-row-height="false"/>
    </style:style>
    <style:style style:name="ro7" style:family="table-row">
      <style:table-row-properties style:row-height="6.10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1"/>
    </style:style>
    <style:style style:name="ce2" style:family="table-cell">
      <style:paragraph-properties fo:text-align="start"/>
      <style:text-properties style:font-name="Noto Mono1" fo:font-size="16pt" style:font-size-asian="16pt" style:font-size-complex="16pt"/>
    </style:style>
    <style:style style:name="ce3" style:family="table-cell">
      <style:paragraph-properties fo:text-align="center"/>
      <style:text-properties style:font-name="Noto Mono1"/>
    </style:style>
    <style:style style:name="ce4" style:family="table-cell">
      <style:paragraph-properties fo:text-align="start"/>
      <style:text-properties style:font-name="Liberation Sans1" fo:font-size="18pt" style:font-size-asian="18pt" style:font-size-complex="18pt"/>
    </style:style>
    <style:style style:name="ce5" style:family="table-cell">
      <style:paragraph-properties fo:text-align="start"/>
      <style:text-properties style:font-name="Noto Mono1" fo:font-size="15pt" style:font-size-asian="15pt" style:font-size-complex="15pt"/>
    </style:style>
    <style:style style:name="ce6" style:family="table-cell">
      <style:text-properties style:font-name="Noto Mono1" fo:font-size="16pt" style:font-size-asian="16pt" style:font-size-complex="16pt"/>
    </style:style>
    <style:style style:name="ce7" style:family="table-cell">
      <style:text-properties style:font-name="Liberation Sans1"/>
    </style:style>
    <style:style style:name="P1" style:family="paragraph">
      <style:paragraph-properties fo:text-align="center" style:writing-mode="lr-tb"/>
      <style:text-properties style:font-name="Noto Mono1" fo:font-size="14pt" style:font-size-asian="14pt" style:font-size-complex="14pt"/>
    </style:style>
    <style:style style:name="P2" style:family="paragraph">
      <loext:graphic-properties draw:fill-color="#50938a"/>
      <style:paragraph-properties fo:text-align="center" style:writing-mode="lr-tb"/>
      <style:text-properties style:font-name="Noto Mono1" fo:font-size="14pt" style:font-size-asian="14pt" style:font-size-complex="14pt"/>
    </style:style>
    <style:style style:name="P3" style:family="paragraph">
      <loext:graphic-properties draw:fill-color="#b3cac7"/>
      <style:paragraph-properties fo:text-align="center" style:writing-mode="lr-tb"/>
      <style:text-properties style:font-name="Noto Mono1" fo:font-size="14pt" style:font-size-asian="14pt" style:font-size-complex="14pt"/>
    </style:style>
    <style:style style:name="P4" style:family="paragraph">
      <style:paragraph-properties fo:text-align="center" style:writing-mode="lr-tb"/>
      <style:text-properties style:font-name="Noto Mono1" fo:font-size="7pt" style:font-size-asian="7pt" style:font-size-complex="7pt"/>
    </style:style>
    <style:style style:name="P5" style:family="paragraph">
      <loext:graphic-properties draw:fill-color="#b3cac7"/>
      <style:paragraph-properties fo:text-align="center" style:writing-mode="lr-tb"/>
      <style:text-properties style:font-name="Noto Mono1" fo:font-size="7pt" style:font-size-asian="7pt" style:font-size-complex="7pt"/>
    </style:style>
    <style:style style:name="P6" style:family="paragraph">
      <style:paragraph-properties fo:text-align="center" style:writing-mode="lr-tb"/>
      <style:text-properties style:font-name="Noto Mono1" fo:font-size="10pt" style:font-size-asian="10pt" style:font-size-complex="10pt"/>
    </style:style>
    <style:style style:name="P7" style:family="paragraph">
      <loext:graphic-properties draw:fill-color="#5eb91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8" style:family="paragraph">
      <style:paragraph-properties fo:text-align="center" style:writing-mode="lr-tb"/>
      <style:text-properties style:font-name="Noto Mono1" fo:font-size="11pt" style:font-size-asian="11pt" style:font-size-complex="11pt"/>
    </style:style>
    <style:style style:name="P9" style:family="paragraph">
      <loext:graphic-properties draw:fill-color="#d4ea6b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0" style:family="paragraph"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1" style:family="paragraph">
      <loext:graphic-properties draw:fill-color="#d4ea6b"/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2" style:family="paragraph">
      <loext:graphic-properties draw:fill-color="#d4ea6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3" style:family="paragraph">
      <loext:graphic-properties draw:fill-color="#8d1d75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4" style:family="paragraph">
      <loext:graphic-properties draw:fill-color="#bf819e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bf819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7" style:family="paragraph">
      <loext:graphic-properties draw:fill-color="#a7074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8" style:family="paragraph">
      <loext:graphic-properties draw:fill-color="#e16173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9" style:family="paragraph">
      <loext:graphic-properties draw:fill-color="#d62e4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1" style:family="paragraph">
      <loext:graphic-properties draw:fill-color="#d62e4e"/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2" style:family="paragraph">
      <loext:graphic-properties draw:fill-color="#b3cac7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3" style:family="paragraph">
      <style:paragraph-properties fo:text-align="center"/>
      <style:text-properties style:font-name="Noto Mono1"/>
    </style:style>
    <style:style style:name="P24" style:family="paragraph">
      <style:paragraph-properties fo:text-align="start"/>
      <style:text-properties style:font-name="Noto Mono1" fo:font-size="16pt" style:font-size-asian="16pt" style:font-size-complex="16pt"/>
    </style:style>
    <style:style style:name="P25" style:family="paragraph">
      <style:paragraph-properties fo:text-align="center" style:writing-mode="lr-tb"/>
      <style:text-properties style:font-name="Noto Mono1" fo:font-size="14pt" style:font-size-asian="11pt" style:font-size-complex="11pt"/>
    </style:style>
    <style:style style:name="P26" style:family="paragraph">
      <loext:graphic-properties draw:fill-color="#d4ea6b"/>
      <style:paragraph-properties fo:text-align="center" style:writing-mode="lr-tb"/>
      <style:text-properties style:font-name="Noto Mono1" fo:font-size="14pt" style:font-size-asian="11pt" style:font-size-complex="11pt"/>
    </style:style>
    <style:style style:name="P27" style:family="paragraph">
      <style:paragraph-properties fo:text-align="center" style:writing-mode="lr-tb"/>
      <style:text-properties style:font-name="Noto Mono1" fo:font-size="12pt" style:font-size-asian="12pt" style:font-size-complex="12pt"/>
    </style:style>
    <style:style style:name="P28" style:family="paragraph">
      <loext:graphic-properties draw:fill-color="#d4ea6b"/>
      <style:paragraph-properties fo:text-align="center" style:writing-mode="lr-tb"/>
      <style:text-properties style:font-name="Noto Mono1" fo:font-size="12pt" style:font-size-asian="12pt" style:font-size-complex="12pt"/>
    </style:style>
    <style:style style:name="P29" style:family="paragraph">
      <style:paragraph-properties fo:text-align="start"/>
      <style:text-properties style:font-name="Liberation Sans1" fo:font-size="18pt" style:font-size-asian="18pt" style:font-size-complex="18pt"/>
    </style:style>
    <style:style style:name="P30" style:family="paragraph">
      <style:paragraph-properties fo:text-align="start"/>
      <style:text-properties style:font-name="Noto Mono1" fo:font-size="15pt" style:font-size-asian="15pt" style:font-size-complex="15pt"/>
    </style:style>
    <style:style style:name="P31" style:family="paragraph">
      <style:text-properties style:font-name="Noto Mono1" fo:font-size="16pt" style:font-size-asian="16pt" style:font-size-complex="16pt"/>
    </style:style>
    <style:style style:name="P32" style:family="paragraph">
      <style:text-properties style:font-name="Liberation Sans1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Mono1" fo:font-size="7pt" style:font-size-asian="7pt" style:font-size-complex="7pt"/>
    </style:style>
    <style:style style:name="T3" style:family="text">
      <style:text-properties style:font-name="Noto Mono1" fo:font-size="10pt" style:font-size-asian="10pt" style:font-size-complex="10pt"/>
    </style:style>
    <style:style style:name="T4" style:family="text">
      <style:text-properties style:font-name="Noto Mono1" fo:font-size="11pt" style:font-size-asian="11pt" style:font-size-complex="11pt"/>
    </style:style>
    <style:style style:name="T5" style:family="text">
      <style:text-properties style:font-name="Noto Mono1" fo:font-size="9pt" style:font-size-asian="11pt" style:font-size-complex="11pt"/>
    </style:style>
    <style:style style:name="T6" style:family="text">
      <style:text-properties style:font-name="Noto Mono1" fo:font-size="8pt" style:font-size-asian="8pt" style:font-size-complex="8pt"/>
    </style:style>
    <style:style style:name="T7" style:family="text">
      <style:text-properties style:font-name="Noto Mono1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Noto Mono1"/>
    </style:style>
    <style:style style:name="T9" style:family="text">
      <style:text-properties style:font-name="Noto Mono1" fo:font-size="16pt" style:font-size-asian="16pt" style:font-size-complex="16pt"/>
    </style:style>
    <style:style style:name="T10" style:family="text">
      <style:text-properties style:font-name="Liberation Sans1" fo:font-size="18pt" style:font-size-asian="18pt" style:font-size-complex="18pt"/>
    </style:style>
    <style:style style:name="T11" style:family="text">
      <style:text-properties style:font-name="Noto Mono1" fo:font-size="15pt" style:font-size-asian="15pt" style:font-size-complex="15pt"/>
    </style:style>
    <style:style style:name="T12" style:family="text">
      <style:text-properties style:font-name="Liberation Sans1"/>
    </style:style>
    <style:style style:name="T13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0.953cm" svg:x="1.635cm" svg:y="3.22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4.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2.347cm" svg:height="0.952cm" svg:x="3.98cm" svg:y="4.81cm">
          <text:p text:style-name="P4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4.81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4.81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28cm" svg:height="0.747cm" svg:x="1.452cm" svg:y="7.35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4.81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1.105cm" svg:height="1.106cm" svg:x="1.482cm" svg:y="8.62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2.834cm" svg:y="8.607cm">
          <text:p text:style-name="P8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4.768cm" svg:y="8.607cm">
          <text:p text:style-name="P8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34cm" svg:height="1.106cm" svg:x="6.703cm" svg:y="8.607cm">
          <text:p text:style-name="P10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8.914cm" svg:y="8.607cm">
          <text:p text:style-name="P8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1cm" svg:height="1.106cm" svg:x="10.848cm" svg:y="8.607cm">
          <text:p text:style-name="P8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3.04cm" svg:height="1.105cm" draw:transform="skewX (-0.00174532925199433) rotate (-0.00157079632679504) translate (13.335cm 8.607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687cm" svg:height="0.952cm" svg:x="16.045cm" svg:y="4.81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5" draw:id="id5" draw:layer="layout" svg:width="3.04cm" svg:height="1.105cm" draw:transform="skewX (-0.00174532925199433) rotate (-0.00157079632679504) translate (16.692cm 8.654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8.28cm" svg:height="0.747cm" svg:x="1.452cm" svg:y="10.842cm">
          <text:p text:style-name="P6"><text:span text:style-name="T3">de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" draw:id="id4" draw:layer="layout" svg:width="1.105cm" svg:height="1.106cm" svg:x="1.482cm" svg:y="11.795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6.644cm" svg:y="11.795cm">
          <text:p text:style-name="P8"><text:span text:style-name="T4">n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10.384cm" svg:y="11.795cm">
          <text:p text:style-name="P8"><text:span text:style-name="T4">thumb_pa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617cm" svg:height="1.106cm" svg:x="14.123cm" svg:y="11.795cm">
          <text:p text:style-name="P8"><text:span text:style-name="T4">r_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8cm" svg:height="1.106cm" svg:x="17.194cm" svg:y="11.795cm">
          <text:p text:style-name="P8"><text:span text:style-name="T4">w_users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draw:line-skew="-0.476cm" svg:x1="17.888cm" svg:y1="5.762cm" svg:x2="2.034cm" svg:y2="8.62cm" draw:start-shape="id1" draw:start-glue-point="2" draw:end-shape="id2" draw:end-glue-point="0" svg:d="M17888 5762v953h-15854v1905" svg:viewBox="0 0 15855 2859">
          <text:p/>
        </draw:connector>
        <draw:connector draw:style-name="gr17" draw:text-style-name="P15" draw:layer="layout" draw:line-skew="-0.231cm" svg:x1="14.855cm" svg:y1="9.714cm" svg:x2="2.034cm" svg:y2="11.795cm" draw:start-shape="id3" draw:start-glue-point="2" draw:end-shape="id4" draw:end-glue-point="0" svg:d="M14855 9714v811h-12821v1270" svg:viewBox="0 0 12822 2082">
          <text:p/>
        </draw:connector>
        <draw:connector draw:style-name="gr18" draw:text-style-name="P15" draw:layer="layout" svg:x1="18.212cm" svg:y1="8.656cm" svg:x2="5.153cm" svg:y2="5.762cm" draw:start-shape="id5" draw:start-glue-point="0" draw:end-shape="id6" draw:end-glue-point="2" svg:d="M18212 8656v-1448h-13059v-1446" svg:viewBox="0 0 13060 2895">
          <text:p/>
        </draw:connector>
        <draw:custom-shape draw:style-name="gr14" draw:text-style-name="P16" xml:id="id7" draw:id="id7" draw:layer="layout" svg:width="3.365cm" svg:height="1.106cm" svg:x="2.905cm" svg:y="11.795cm">
          <text:p text:style-name="P6"><text:span text:style-name="T3">resource_id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draw:line-skew="-0.573cm" svg:x1="4.587cm" svg:y1="11.795cm" svg:x2="18.212cm" svg:y2="9.761cm" draw:start-shape="id7" draw:start-glue-point="0" draw:end-shape="id5" draw:end-glue-point="2" svg:d="M4587 11795v-1588h13625v-446" svg:viewBox="0 0 13626 2035">
          <text:p/>
        </draw:connector>
        <draw:connector draw:style-name="gr18" draw:text-style-name="P15" draw:layer="layout" svg:x1="4.587cm" svg:y1="11.795cm" svg:x2="5.153cm" svg:y2="5.762cm" draw:start-shape="id7" draw:start-glue-point="0" draw:end-shape="id6" draw:end-glue-point="2" svg:d="M4587 11795v-3016h566v-3017" svg:viewBox="0 0 567 6034">
          <text:p/>
        </draw:connector>
        <draw:custom-shape draw:style-name="gr19" draw:text-style-name="P17" draw:layer="layout" svg:width="15.74cm" svg:height="0.747cm" svg:x="2.905cm" svg:y="15.175cm">
          <text:p text:style-name="P6"><text:span text:style-name="T3">file_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2.905cm" svg:y="16.24cm">
          <text:p text:style-name="P6"><text:span text:style-name="T7">0</text:span><text:span text:style-name="T3"> - DI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6.24cm">
          <text:p text:style-name="P6"><text:span text:style-name="T7">20</text:span><text:span text:style-name="T3"> – VID:mp4 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773cm" svg:height="0.747cm" svg:x="8.485cm" svg:y="16.24cm">
          <text:p text:style-name="P6"><text:span text:style-name="T7">10</text:span><text:span text:style-name="T3"> – PIC:jpeg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773cm" svg:height="0.747cm" svg:x="8.485cm" svg:y="17.398cm">
          <text:p text:style-name="P20"><text:span text:style-name="T7">11</text:span><text:span text:style-name="T3"> – PIC:png 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773cm" svg:height="0.747cm" svg:x="8.475cm" svg:y="18.503cm">
          <text:p text:style-name="P20"><text:span text:style-name="T7">12</text:span><text:span text:style-name="T3"> – PIC:bmp 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7.398cm">
          <text:p text:style-name="P6"><text:span text:style-name="T7">21</text:span><text:span text:style-name="T3"> – VID:mov 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.773cm" svg:height="0.747cm" svg:x="8.485cm" svg:y="19.62cm">
          <text:p text:style-name="P20"><text:span text:style-name="T7">13</text:span><text:span text:style-name="T3"> – PIC:heic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72cm" svg:y="18.462cm">
          <text:p text:style-name="P6"><text:span text:style-name="T7">22</text:span><text:span text:style-name="T3"> – VID:hevc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8.097cm" svg:height="0.953cm" svg:x="1.635cm" svg:y="1.31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2.90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2.347cm" svg:height="0.952cm" svg:x="3.98cm" svg:y="2.905cm">
          <text:p text:style-name="P6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2.905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2.905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2.905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6.045cm" svg:y="2.905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139cm" svg:height="21.53cm" svg:x="1.592cm" svg:y="4.86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Variable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ID for this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resource_id</text:span></text:p>
              </table:table-cell>
              <table:table-cell>
                <text:p text:style-name="P24"><text:span text:style-name="T9">char(40)</text:span></text:p>
              </table:table-cell>
              <table:table-cell>
                <text:p text:style-name="P24"><text:span text:style-name="T9">GUID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parent</text:span></text:p>
              </table:table-cell>
              <table:table-cell>
                <text:p text:style-name="P24"><text:span text:style-name="T9">biginteger <text:s/></text:span></text:p>
              </table:table-cell>
              <table:table-cell>
                <text:p text:style-name="P24"><text:span text:style-name="T9">GUID for this file’s parents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type</text:span></text:p>
                <text:p text:style-name="P23"><text:span text:style-name="T8"/></text:p>
              </table:table-cell>
              <table:table-cell>
                <text:p text:style-name="P24"><text:span text:style-name="T9">byte</text:span></text:p>
              </table:table-cell>
              <table:table-cell>
                <text:p text:style-name="P24"><text:span text:style-name="T9">Enum for type of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8">detail_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A reference to the detail table to get details about this file</text:span></text:p>
              </table:table-cell>
            </table:table-row>
            <table:table-row table:style-name="ro2" table:default-cell-style-name="ce2">
              <table:table-cell table:style-name="ce1">
                <text:p text:style-name="P23"><text:span text:style-name="T8">meta_id</text:span></text:p>
              </table:table-cell>
              <table:table-cell>
                <text:p text:style-name="P24"><text:span text:style-name="T9">biginteger</text:span></text:p>
              </table:table-cell>
              <table:table-cell>
                <text:p text:style-name="P24"><text:span text:style-name="T9">A reference to the metadata table to get details about this fil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5" draw:text-style-name="P7" draw:layer="layout" svg:width="18.28cm" svg:height="0.747cm" svg:x="1.452cm" svg:y="1.317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05cm" svg:height="1.106cm" svg:x="1.482cm" svg:y="2.587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.658cm" svg:height="1.106cm" svg:x="2.834cm" svg:y="2.574cm">
          <text:p text:style-name="P25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.658cm" svg:height="1.106cm" svg:x="4.768cm" svg:y="2.574cm">
          <text:p text:style-name="P25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1.934cm" svg:height="1.106cm" svg:x="6.703cm" svg:y="2.574cm">
          <text:p text:style-name="P27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1.658cm" svg:height="1.106cm" svg:x="8.914cm" svg:y="2.574cm">
          <text:p text:style-name="P25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2.21cm" svg:height="1.106cm" svg:x="10.848cm" svg:y="2.574cm">
          <text:p text:style-name="P25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cm" svg:height="1.105cm" draw:transform="skewX (-0.00174532925199433) rotate (-0.00157079632679504) translate (13.335cm 2.574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cm" svg:height="1.105cm" draw:transform="skewX (-0.00174532925199433) rotate (-0.00157079632679504) translate (16.692cm 2.621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8.612cm" svg:height="21.904cm" svg:x="1.437cm" svg:y="4.177cm">
          <table:table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3"><text:span text:style-name="T8">id</text:span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3"><text:span text:style-name="T8">width</text:span></text:p>
              </table:table-cell>
              <table:table-cell table:style-name="ce2">
                <text:p text:style-name="P24"><text:span text:style-name="T9">short</text:span></text:p>
              </table:table-cell>
              <table:table-cell table:style-name="ce4">
                <text:p text:style-name="P29"><text:span text:style-name="T10">Resolution’s width dimension</text:span></text:p>
              </table:table-cell>
            </table:table-row>
            <table:table-row table:style-name="ro3">
              <table:table-cell table:style-name="ce3">
                <text:p text:style-name="P23"><text:span text:style-name="T8">height</text:span></text:p>
              </table:table-cell>
              <table:table-cell table:style-name="ce2">
                <text:p text:style-name="P24"><text:span text:style-name="T9">short</text:span></text:p>
              </table:table-cell>
              <table:table-cell table:style-name="ce4">
                <text:p text:style-name="P29"><text:span text:style-name="T10">Resolution’s height dimension</text:span></text:p>
              </table:table-cell>
            </table:table-row>
            <table:table-row table:style-name="ro3">
              <table:table-cell table:style-name="ce3">
                <text:p text:style-name="P23"><text:span text:style-name="T8">duration</text:span></text:p>
                <text:p text:style-name="P23"><text:span text:style-name="T8"/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Duration of the content (0 if image)</text:span></text:p>
              </table:table-cell>
            </table:table-row>
            <table:table-row table:style-name="ro4">
              <table:table-cell table:style-name="ce3">
                <text:p text:style-name="P23"><text:span text:style-name="T8">size</text:span></text:p>
              </table:table-cell>
              <table:table-cell table:style-name="ce5">
                <text:p text:style-name="P30"><text:span text:style-name="T11">biginteger</text:span></text:p>
              </table:table-cell>
              <table:table-cell table:style-name="ce4">
                <text:p text:style-name="P29"><text:span text:style-name="T10">Size of the file in bytes</text:span></text:p>
              </table:table-cell>
            </table:table-row>
            <table:table-row table:style-name="ro5">
              <table:table-cell table:style-name="ce3">
                <text:p text:style-name="P23"><text:span text:style-name="T8">hashtext</text:span></text:p>
              </table:table-cell>
              <table:table-cell table:style-name="ce5">
                <text:p text:style-name="P30"><text:span text:style-name="T11">char(32)</text:span></text:p>
              </table:table-cell>
              <table:table-cell table:style-name="ce4">
                <text:p text:style-name="P29"><text:span text:style-name="T10">MD5 hash of imag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detail_id</text:span></text:p>
              </table:table-cell>
              <table:table-cell table:style-name="ce6">
                <text:p text:style-name="P31"><text:span text:style-name="T9">biginteger</text:span></text:p>
              </table:table-cell>
              <table:table-cell table:style-name="ce7">
                <text:p text:style-name="P32"><text:span text:style-name="T12">A </text:span><text:span text:style-name="T13">reference</text:span><text:span text:style-name="T12"> to the ID in the detail table</text:span></text:p>
              </table:table-cell>
            </table:table-row>
            <table:table-row table:style-name="ro6">
              <table:table-cell table:style-name="ce3">
                <text:p text:style-name="P23"><text:span text:style-name="T8">resource_id</text:span></text:p>
              </table:table-cell>
              <table:table-cell table:style-name="ce6">
                <text:p text:style-name="P31"><text:span text:style-name="T9">char(40)</text:span></text:p>
              </table:table-cell>
              <table:table-cell table:style-name="ce7">
                <text:p text:style-name="P32"><text:span text:style-name="T12">The GUID of this file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8.612cm" svg:height="19.933cm" svg:x="1.437cm" svg:y="4.177cm">
          <table:table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3"><text:span text:style-name="T8">Type</text:span></text:p>
              </table:table-cell>
              <table:table-cell>
                <text:p text:style-name="P23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3"><text:span text:style-name="T8">id</text:span></text:p>
              </table:table-cell>
              <table:table-cell table:style-name="ce2">
                <text:p text:style-name="P24"><text:span text:style-name="T9">biginteger</text:span></text:p>
              </table:table-cell>
              <table:table-cell table:style-name="ce4">
                <text:p text:style-name="P29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3"><text:span text:style-name="T8">resource_id</text:span></text:p>
              </table:table-cell>
              <table:table-cell table:style-name="ce2">
                <text:p text:style-name="P24"><text:span text:style-name="T9">char(40)</text:span></text:p>
              </table:table-cell>
              <table:table-cell table:style-name="ce4">
                <text:p text:style-name="P29"><text:span text:style-name="T10">GUID for th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image_name</text:span></text:p>
              </table:table-cell>
              <table:table-cell table:style-name="ce2">
                <text:p text:style-name="P24"><text:span text:style-name="T9">char(255)</text:span></text:p>
              </table:table-cell>
              <table:table-cell table:style-name="ce4">
                <text:p text:style-name="P29"><text:span text:style-name="T10">Name of the file</text:span></text:p>
              </table:table-cell>
            </table:table-row>
            <table:table-row table:style-name="ro3">
              <table:table-cell table:style-name="ce3">
                <text:p text:style-name="P23"><text:span text:style-name="T8">thumb_path</text:span></text:p>
                <text:p text:style-name="P23"><text:span text:style-name="T8"/></text:p>
              </table:table-cell>
              <table:table-cell table:style-name="ce2">
                <text:p text:style-name="P24"><text:span text:style-name="T9">text</text:span></text:p>
              </table:table-cell>
              <table:table-cell table:style-name="ce4">
                <text:p text:style-name="P29"><text:span text:style-name="T10">Path of the thumbnail file</text:span></text:p>
              </table:table-cell>
            </table:table-row>
            <table:table-row table:style-name="ro4">
              <table:table-cell table:style-name="ce3">
                <text:p text:style-name="P23"><text:span text:style-name="T8">permissions</text:span></text:p>
              </table:table-cell>
              <table:table-cell table:style-name="ce5">
                <text:p text:style-name="P30"><text:span text:style-name="T11">text</text:span></text:p>
              </table:table-cell>
              <table:table-cell table:style-name="ce4">
                <text:p text:style-name="P29"><text:span text:style-name="T10">A json string that contains all permissions</text:span></text:p>
              </table:table-cell>
            </table:table-row>
            <table:table-row table:style-name="ro7">
              <table:table-cell table:style-name="ce3" table:number-columns-spanned="3">
                <text:p text:style-name="P23">Permissions template json:</text:p>
                <text:p text:style-name="P23">{</text:p>
                <text:p text:style-name="P23"><text:s text:c="2"/>"user": 0,</text:p>
                <text:p text:style-name="P23"><text:s text:c="2"/>"read": true,</text:p>
                <text:p text:style-name="P23"><text:s text:c="2"/>"write": false,</text:p>
                <text:p text:style-name="P23"><text:s text:c="2"/>"owner": true</text:p>
                <text:p text:style-name="P23">}</text:p>
              </table:table-cell>
              <table:covered-table-cell table:style-name="ce5"/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draw:custom-shape draw:style-name="gr12" draw:text-style-name="P13" draw:layer="layout" svg:width="18.28cm" svg:height="0.747cm" svg:x="1.635cm" svg:y="1.163cm">
          <text:p text:style-name="P6"><text:span text:style-name="T3">de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105cm" svg:height="1.106cm" svg:x="1.665cm" svg:y="2.116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6.827cm" svg:y="2.116cm">
          <text:p text:style-name="P8"><text:span text:style-name="T4">image_n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10.567cm" svg:y="2.116cm">
          <text:p text:style-name="P8"><text:span text:style-name="T4">thumb_pa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5.426cm" svg:height="1.106cm" svg:x="14.306cm" svg:y="2.116cm">
          <text:p text:style-name="P8"><text:span text:style-name="T4">permiss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.365cm" svg:height="1.106cm" svg:x="3.088cm" svg:y="2.116cm">
          <text:p text:style-name="P6"><text:span text:style-name="T3">resource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04T01:07:11.215000000</meta:creation-date>
    <dc:date>2023-04-07T13:11:36.542155390</dc:date>
    <meta:editing-duration>PT1H24M15S</meta:editing-duration>
    <meta:editing-cycles>5</meta:editing-cycles>
    <meta:generator>LibreOffice/7.3.7.2$MacOSX_AARCH64 LibreOffice_project/e114eadc50a9ff8d8c8a0567d6da8f454beeb84f</meta:generator>
    <meta:document-statistic meta:object-count="62"/>
  </office:meta>
</office:document-meta>
</file>